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D00000012C86B5DB26E7EEB2B3.png" manifest:media-type="image/png"/>
  <manifest:file-entry manifest:full-path="Pictures/10000000000001680000012E06E4B057D93A3C9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000099"/>
    </style:style>
    <style:style style:name="gr5" style:family="graphic" style:parent-style-name="standard">
      <style:graphic-properties draw:stroke="solid" svg:stroke-width="0.05cm" svg:stroke-color="#ff3333" draw:stroke-linejoin="miter" svg:stroke-linecap="butt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solid" draw:fill-color="#ff3333"/>
    </style:style>
    <style:style style:name="gr7" style:family="graphic" style:parent-style-name="standard">
      <style:graphic-properties draw:stroke="none" draw:fill="solid" draw:fill-color="#ff00ff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13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5cm" svg:stroke-color="#000000" draw:stroke-linejoin="miter" svg:stroke-linecap="butt" draw:fill="solid" draw:fill-color="#000000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39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407cm" fo:padding-top="0cm" fo:padding-bottom="0cm" fo:padding-left="0cm" fo:padding-right="0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color="#00a9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99"/>
    </style:style>
    <style:style style:name="P4" style:family="paragraph">
      <loext:graphic-properties draw:fill="solid" draw:fill-color="#ff3333"/>
    </style:style>
    <style:style style:name="P5" style:family="paragraph">
      <loext:graphic-properties draw:fill="solid" draw:fill-color="#ff00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fo:font-size="8.60000038146973pt" fo:font-weight="normal" style:font-name-asian="Arial" style:font-size-asian="8.60000038146973pt" style:font-weight-asian="normal" style:font-name-complex="Arial" style:font-size-complex="8.60000038146973pt" style:font-weight-complex="normal"/>
    </style:style>
    <style:style style:name="T2" style:family="text">
      <style:text-properties fo:color="#000000" loext:opacity="100%" style:font-name="Arial" fo:font-size="8.60000038146973pt" fo:font-style="italic" fo:font-weight="bold" style:font-name-asian="Arial" style:font-size-asian="8.60000038146973pt" style:font-style-asian="italic" style:font-weight-asian="bold" style:font-name-complex="Arial" style:font-size-complex="8.6000003814697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.253cm" svg:height="10.567cm" svg:x="0cm" svg:y="0cm" svg:viewBox="0 0 11254 10568" draw:points="0,0 11254,0 11254,10568 0,10568">
          <text:p/>
        </draw:polygon>
        <draw:polygon draw:style-name="gr1" draw:text-style-name="P1" draw:layer="layout" svg:width="11.177cm" svg:height="10.415cm" svg:x="0.038cm" svg:y="0.038cm" svg:viewBox="0 0 11178 10416" draw:points="0,0 11178,0 11178,10416 0,10416">
          <text:p/>
        </draw:polygon>
        <draw:polygon draw:style-name="gr2" draw:text-style-name="P2" draw:layer="layout" svg:width="11.177cm" svg:height="10.415cm" svg:x="0.038cm" svg:y="0.038cm" svg:viewBox="0 0 11178 10416" draw:points="0,0 11178,0 11178,10416 0,10416">
          <text:p/>
        </draw:polygon>
        <draw:frame draw:style-name="gr3" draw:text-style-name="P2" draw:layer="layout" svg:width="7.366cm" svg:height="6.179cm" draw:transform="rotate (-0.785398163397449) translate (4.559cm 0.866cm)">
          <draw:image xlink:href="Pictures/10000000000001680000012E06E4B057D93A3C99.png" xlink:type="simple" xlink:show="embed" xlink:actuate="onLoad" draw:mime-type="image/png">
            <text:p/>
          </draw:image>
        </draw:frame>
        <draw:frame draw:style-name="gr3" draw:text-style-name="P2" draw:layer="layout" svg:width="7.366cm" svg:height="6.179cm" draw:transform="skewX (-8.18240508921732E-017) rotate (-2.0943951023932) translate (10.259cm 3.757cm)">
          <draw:image xlink:href="Pictures/10000000000001680000012E06E4B057D93A3C99.png" xlink:type="simple" xlink:show="embed" xlink:actuate="onLoad" draw:mime-type="image/png">
            <text:p/>
          </draw:image>
        </draw:frame>
        <draw:path draw:style-name="gr4" draw:text-style-name="P3" draw:layer="layout" svg:width="0.051cm" svg:height="8.993cm" svg:x="5.588cm" svg:y="0.685cm" svg:viewBox="0 0 52 8994" svg:d="M0 8994v-152h52v152zM0 8689v-152h52v152zM0 8384v-152h52v152zM0 8080v-153h52v153zM0 7775v-153h52v153zM0 7470v-152h52v152zM0 7165v-152h52v152zM0 6860v-152h52v152zM0 6555v-152h52v152zM0 6251v-153h52v153zM0 5946v-153h52v153zM0 5641v-153h52v153zM0 5336v-152h52v152zM0 5031v-152h52v152zM0 4726v-152h52v152zM0 4422v-153h52v153zM0 4117v-153h52v153zM0 3812v-154h52v154zM0 3506v-152h52v152zM0 3201v-152h52v152zM0 2896v-152h52v152zM0 2592v-153h52v153zM0 2287v-153h52v153zM0 1982v-153h52v153zM0 1677v-152h52v152zM0 1372v-152h52v152zM0 1067v-152h52v152zM0 762v-152h52v152zM0 458v-153h52v153zM0 153v-153h52v153z">
          <text:p/>
        </draw:path>
        <draw:line draw:style-name="gr5" draw:text-style-name="P2" draw:layer="layout" svg:x1="7.647cm" svg:y1="8.663cm" svg:x2="2.565cm" svg:y2="1.549cm">
          <text:p/>
        </draw:line>
        <draw:path draw:style-name="gr6" draw:text-style-name="P4" draw:layer="layout" svg:width="5.091cm" svg:height="7.099cm" svg:x="3.561cm" svg:y="1.578cm" svg:viewBox="0 0 5092 7100" svg:d="M0 7070l88-124 42 30-89 124zM177 6822l88-124 42 30-89 124zM354 6574l89-124 41 30-89 124zM531 6326l89-124 41 30-88 124zM708 6078l89-124 41 29-88 125zM886 5830l88-124 42 29-89 124zM1063 5582l88-124 42 29-89 124zM1240 5334l89-124 41 29-89 124zM1417 5086l89-124 41 29-89 124zM1594 4838l89-124 41 29-88 124zM1772 4590l88-124 41 29-88 124zM1949 4342l88-124 42 29-89 124zM2126 4094l88-124 42 29-89 124zM2303 3845l89-124 41 30-89 124zM2480 3597l89-124 41 30-88 124zM2657 3349l89-124 41 30-88 124zM2835 3101l88-124 42 30-89 124zM3012 2853l88-124 42 30-89 124zM3189 2605l89-124 41 30-89 124zM3366 2357l89-124 41 30-88 124zM3543 2109l89-124 41 30-88 124zM3721 1860l88-124 41 30-88 124zM3898 1612l88-124 42 29-89 124zM4075 1364l89-124 42 29-89 124zM4253 1116l89-124 41 29-89 124zM4430 868l89-124 41 29-88 124zM4607 620l89-124 41 29-88 124zM4785 372l88-124 42 29-89 124zM4962 124l88-124 42 29-89 124z">
          <text:p/>
        </draw:path>
        <draw:path draw:style-name="gr7" draw:text-style-name="P5" draw:layer="layout" svg:width="5.385cm" svg:height="1.067cm" svg:x="2.947cm" svg:y="1.524cm" svg:viewBox="0 0 5386 1068" svg:d="M5335 643c-11 12-25 24-40 35l-30-40c13-10 24-20 33-30zM5251 708c-14 9-30 17-46 26l-24-45c16-8 30-16 44-24zM5158 756c-15 7-32 14-49 20l-18-47c16-6 31-13 46-19zM5060 795c-16 6-31 11-47 16l-16-48c16-5 31-10 45-16zM4963 827c-16 5-32 10-49 15l-14-49c17-5 33-10 48-14zM4869 854c-15 4-31 8-47 12l-12-49c16-4 31-8 46-12zM4774 878c-17 4-34 8-51 12l-11-50c17-4 33-8 50-11zM4670 901c-17 4-35 7-54 11l-10-50c19-4 36-7 54-11zM4564 922l-47 8-9-50 47-8zM4469 939l-49 8-9-50 49-8zM4369 955l-51 8-7-51 51-7zM4266 970l-52 7-7-50 52-7zM4160 984l-49 6-7-50 50-6zM4061 996l-50 5-5-50 50-6zM3961 1007l-51 5-5-51 51-5zM3859 1017l-51 4-5-50 52-5zM3756 1026l-52 4-4-51 52-4zM3652 1034l-51 3-3-50 51-4zM3550 1041l-52 3-3-51 52-3zM3447 1047l-52 3-2-51 51-3zM3344 1052l-52 3-2-51 51-2zM3241 1057l-52 2-2-51 52-2zM3138 1060l-51 2-2-51 51-1zM3036 1063l-51 2-1-51 51-1zM2934 1066h-50v-50l50-1zM2834 1067h-49l-1-50 50-1zM2735 1068h-43-6v-51h6 43zM2637 1068l-49-1v-51l49 1zM2538 1067l-50-1 1-51 50 1zM2438 1065l-51-1 1-50 51 1zM2336 1063l-51-1 2-51 51 1zM2234 1060l-51-2 2-50 51 1zM2131 1056l-51-2 2-51 51 3zM2028 1052l-51-3 2-51 52 3zM1925 1046l-51-3 3-51 51 3zM1822 1040l-51-4 3-50 51 3zM1719 1033l-51-4 4-51 51 4zM1616 1025l-52-5 4-51 52 5zM1513 1015l-51-5 5-50 50 5zM1411 1005l-50-5 5-51 50 6zM1311 994l-49-5 6-51 49 6zM1211 982l-53-7 7-50 53 7zM1105 968l-51-7 7-51 52 8zM1003 953l-50-8 8-50 50 8zM904 937l-48-9 9-50 47 9zM809 920c-18-4-36-7-54-11l10-49c17 3 35 6 53 10zM701 898c-18-4-35-7-52-11l11-50c17 4 34 8 52 12zM599 875c-17-4-33-8-49-12l13-49c16 4 31 8 48 12zM504 851c-15-4-30-8-44-12l14-49c14 4 28 8 43 12zM409 824c-17-6-33-11-49-16l16-49c16 6 32 11 48 16zM314 791c-18-6-35-13-51-19l19-47c16 6 32 12 49 19zM217 751c-17-7-33-15-48-23l24-45c14 7 29 15 45 22zM124 702c-16-10-31-21-45-32l32-39c12 9 25 19 40 28zM39 631c-15-18-26-36-32-54l48-17c4 13 12 25 23 38zM0 521c2-19 8-37 19-56l44 26c-7 12-11 24-13 35zM59 416c12-11 26-23 42-34l29 42c-14 9-26 19-36 29zM144 354c15-9 31-17 48-26l23 46c-16 8-31 16-45 24zM238 307c15-6 31-13 48-20l19 48c-16 6-32 12-47 19zM335 269c15-5 31-10 48-16l15 49c-16 5-31 10-46 15zM433 237c16-4 31-9 47-13l14 49c-16 4-31 9-46 13zM526 211c15-4 31-8 47-12l12 50c-16 4-31 8-46 12zM622 188c17-4 34-8 51-12l11 50c-17 3-34 7-50 11zM726 165c18-4 36-8 55-11l10 50c-19 3-37 7-55 11zM831 144l47-8 9 50-47 8zM927 128l49-9 8 51-49 8zM1027 112l51-8 7 50-51 8zM1130 97l53-7 7 50-53 7zM1236 83l49-6 6 50-49 6zM1335 70l49-5 6 51-50 6zM1435 60l51-5 5 51-51 5zM1537 50l51-5 5 52-52 4zM1640 41l52-4 4 51-52 4zM1744 33l51-4 3 52-51 4zM1846 26l52-3 3 50-52 5zM1949 20l52-3 3 51-52 2zM2053 14l51-2 2 51-51 2zM2156 10l51-2 2 51-52 2zM2258 6l51-1 2 51-51 1zM2360 4l51-1 1 50-51 1zM2461 2l51-1v51h-50zM2562 0h49v51h-49zM2660 0h32 17v51l-17-1-32 1zM2758 0h50v51h-50zM2858 1h50l-1 51-50-1zM2958 2l51 1-1 51-51-1zM3060 5l51 1-2 51-51-2zM3162 8l51 1-1 51-52-2zM3265 12l51 2-2 51-51-3zM3368 16l52 3-3 51-52-3zM3471 22l52 3-3 52-52-4zM3574 28l51 4-3 51-51-3zM3677 36l52 4-4 51-52-4zM3781 44l51 4-4 52-52-5zM3884 53l50 5-5 52-50-5zM3985 63l50 6-6 51-50-5zM4085 74l49 7-6 51-49-6zM4185 88l53 7-6 50-53-7zM4291 102l51 7-7 51-51-8zM4393 117l50 8-8 50-50-8zM4492 133l47 9-9 50-47-9zM4587 151c19 3 37 7 55 11l-10 49c-18-3-36-7-55-10zM4695 173c18 3 35 7 52 11l-11 50c-17-4-34-8-51-12zM4797 196c16 4 32 8 48 12l-13 49c-16-4-31-8-47-12zM4891 220c15 4 30 9 44 13l-14 49c-14-5-29-9-44-13zM4987 249c16 5 33 10 48 16l-16 48c-16-6-31-11-48-16zM5083 282c17 6 34 13 50 19l-20 47c-16-6-32-13-48-19zM5179 322c17 8 33 16 48 25l-24 44c-14-8-30-16-46-23zM5270 372c17 12 32 23 45 34l-33 39c-12-10-25-20-40-30zM5356 450c13 18 22 36 26 54l-49 12c-3-12-9-24-18-37zM5386 534c0 19-5 38-13 56l-46-21c5-12 8-24 8-35z">
          <text:p/>
        </draw:path>
        <draw:polygon draw:style-name="gr7" draw:text-style-name="P5" draw:layer="layout" svg:width="0.279cm" svg:height="0.179cm" svg:x="6.034cm" svg:y="2.464cm" svg:viewBox="0 0 280 180" draw:points="0,0 280,90 0,180">
          <text:p/>
        </draw:polygon>
        <draw:path draw:style-name="gr2" draw:text-style-name="P2" draw:layer="layout" svg:width="1.247cm" svg:height="0.781cm" svg:x="1.906cm" svg:y="1.205cm" svg:viewBox="0 0 1248 782" svg:d="M827 0c-255 83-536 258-699 434s-171 315-18 343c152 27 429-62 687-221 259-159 441-352 451-480">
          <text:p/>
        </draw:path>
        <draw:polygon draw:style-name="gr2" draw:text-style-name="P2" draw:layer="layout" svg:width="0.124cm" svg:height="0.107cm" svg:x="3.091cm" svg:y="1.209cm" svg:viewBox="0 0 125 108" draw:points="0,108 61,0 125,51">
          <text:p/>
        </draw:polygon>
        <draw:path draw:style-name="gr2" draw:text-style-name="P2" draw:layer="layout" svg:width="1.135cm" svg:height="0.892cm" svg:x="8.127cm" svg:y="1.105cm" svg:viewBox="0 0 1136 893" svg:d="M1020 469c-186-193-467-370-698-439-229-69-356-15-314 134 42 150 243 360 500 522 256 163 509 241 628 194">
          <text:p/>
        </draw:path>
        <draw:polygon draw:style-name="gr2" draw:text-style-name="P2" draw:layer="layout" svg:width="0.123cm" svg:height="0.086cm" svg:x="9.204cm" svg:y="1.944cm" svg:viewBox="0 0 124 87" draw:points="0,0 124,7 106,87">
          <text:p/>
        </draw:polygon>
        <draw:frame draw:style-name="gr8" draw:text-style-name="P7" draw:layer="layout" svg:width="1.137cm" svg:height="0.34cm" svg:x="1.49cm" svg:y="0.613cm">
          <draw:text-box>
            <text:p text:style-name="P6"><text:span text:style-name="T1">Rotation</text:span></text:p>
          </draw:text-box>
        </draw:frame>
        <draw:path draw:style-name="gr2" draw:text-style-name="P2" draw:layer="layout" svg:width="0.312cm" svg:height="0.326cm" svg:x="7.665cm" svg:y="8.654cm" svg:viewBox="0 0 313 327" svg:d="M0 327l124-26c82-18 134-72 156-163l33-138">
          <text:p/>
        </draw:path>
        <draw:polygon draw:style-name="gr9" draw:text-style-name="P8" draw:layer="layout" svg:width="0.192cm" svg:height="0.174cm" svg:x="7.534cm" svg:y="8.884cm" svg:viewBox="0 0 193 175" draw:points="0,123 157,0 132,97 193,175">
          <text:p/>
        </draw:polygon>
        <draw:polygon draw:style-name="gr9" draw:text-style-name="P8" draw:layer="layout" svg:width="0.174cm" svg:height="0.193cm" svg:x="7.88cm" svg:y="8.525cm" svg:viewBox="0 0 175 194" draw:points="128,0 175,194 97,130 0,153">
          <text:p/>
        </draw:polygon>
        <draw:frame draw:style-name="gr10" draw:text-style-name="P7" draw:layer="layout" svg:width="1.391cm" svg:height="0.34cm" svg:x="5.939cm" svg:y="1.883cm">
          <draw:text-box>
            <text:p text:style-name="P6"><text:span text:style-name="T2">Wobbling</text:span></text:p>
          </draw:text-box>
        </draw:frame>
        <draw:frame draw:style-name="gr11" draw:text-style-name="P7" draw:layer="layout" svg:width="1.407cm" svg:height="0.34cm" svg:x="8.048cm" svg:y="8.945cm">
          <draw:text-box>
            <text:p text:style-name="P6"><text:span text:style-name="T1">Oscillation</text:span></text:p>
          </draw:text-box>
        </draw:frame>
        <draw:frame draw:style-name="gr12" draw:text-style-name="P9" draw:layer="layout" svg:width="5.662cm" svg:height="1.411cm" svg:x="2.749cm" svg:y="1.357cm">
          <draw:image xlink:href="Pictures/10000001000002D00000012C86B5DB26E7EEB2B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1.252cm" fo:page-height="10.5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7T16:09:09.726473922</dc:date>
    <meta:editing-duration>PT45M57S</meta:editing-duration>
    <meta:editing-cycles>2</meta:editing-cycles>
    <meta:generator>LibreOffice/7.5.3.2$MacOSX_AARCH64 LibreOffice_project/9f56dff12ba03b9acd7730a5a481eea045e468f3</meta:generator>
    <meta:document-statistic meta:object-count="21"/>
  </office:meta>
</office:document-meta>
</file>